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b35" officeooo:paragraph-rsid="00066b35"/>
    </style:style>
    <style:style style:name="P2" style:family="paragraph" style:parent-style-name="Standard">
      <style:text-properties officeooo:rsid="000831e9" officeooo:paragraph-rsid="000a5089"/>
    </style:style>
    <style:style style:name="P3" style:family="paragraph" style:parent-style-name="Standard">
      <style:text-properties officeooo:rsid="000831e9" officeooo:paragraph-rsid="000bf8a1"/>
    </style:style>
    <style:style style:name="P4" style:family="paragraph" style:parent-style-name="Standard">
      <style:text-properties officeooo:rsid="000860ca" officeooo:paragraph-rsid="000860ca"/>
    </style:style>
    <style:style style:name="P5" style:family="paragraph" style:parent-style-name="Standard">
      <style:text-properties officeooo:rsid="000860ca" officeooo:paragraph-rsid="000a5089"/>
    </style:style>
    <style:style style:name="P6" style:family="paragraph" style:parent-style-name="Standard">
      <style:text-properties officeooo:paragraph-rsid="000a5089"/>
    </style:style>
    <style:style style:name="P7" style:family="paragraph" style:parent-style-name="Standard">
      <style:text-properties style:text-line-through-style="none" style:text-line-through-type="none" officeooo:rsid="000860ca" officeooo:paragraph-rsid="000860ca"/>
    </style:style>
    <style:style style:name="P8" style:family="paragraph" style:parent-style-name="Standard">
      <style:text-properties officeooo:paragraph-rsid="00066b35"/>
    </style:style>
    <style:style style:name="T1" style:family="text">
      <style:text-properties officeooo:rsid="00066b35"/>
    </style:style>
    <style:style style:name="T2" style:family="text">
      <style:text-properties officeooo:rsid="000831e9"/>
    </style:style>
    <style:style style:name="T3" style:family="text">
      <style:text-properties officeooo:rsid="000860ca"/>
    </style:style>
    <style:style style:name="T4" style:family="text">
      <style:text-properties officeooo:rsid="0008a883"/>
    </style:style>
    <style:style style:name="T5" style:family="text">
      <style:text-properties officeooo:rsid="000a5089"/>
    </style:style>
    <style:style style:name="T6" style:family="text">
      <style:text-properties officeooo:rsid="000bf8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-Adam présente son projet (homothétie) mais attention </text:span><text:span text:style-name="T5">incertitudes sur la méthode :</text:span><text:span text:style-name="T1"> à tester.</text:span></text:p>
      <text:p text:style-name="P1">-Alexandre a montré le programme de sélection de <text:span text:style-name="T3">l’œil</text:span> : on souhaite se limiter à un seul œil (droit ou gauche) couper l’image en 2.</text:p>
      <text:p text:style-name="P1">-Utilisation du gradient:attention appeler 2 fois l’opérateur selon la verticale et l’horizontale,</text:p>
      <text:p text:style-name="P1">A essayer : filtre de Canny</text:p>
      <text:p text:style-name="P1">-<text:span text:style-name="T3">Tom présente sa version de code</text:span></text:p>
      <text:p text:style-name="P1">-<text:span text:style-name="T2">Différents étalonnages à effectuer (PinHole), projection en droite qui converge dans l’image,</text:span></text:p>
      <text:p text:style-name="P2">aller voir sur OpenCV pour de la vision 3D, nous c’est un peu différent on veut associer des coordonnées 2D coordonnées de la pupille avec un point sur écran : </text:p>
      <text:p text:style-name="P3"><text:span text:style-name="T5">Solutions : </text:span></text:p>
      <text:p text:style-name="P3"><text:span text:style-name="T5">- </text:span>essayer de faire de la géométrie , différents paramètre comme position de œil par <text:s text:c="17"/>rapport à l’écran.</text:p>
      <text:p text:style-name="P2">- <text:span text:style-name="T6">ne pas bouger, utiliser instrumentation d’ophtalmologue</text:span></text:p>
      <text:p text:style-name="P6"><text:span text:style-name="T2">- </text:span><text:span text:style-name="T6">utiliser distance entre les yeux pour définir une proportion par rapport à l’étalonnage</text:span></text:p>
      <text:p text:style-name="P2"/>
      <text:p text:style-name="P4">Interpolation polynôme ordre plus élevé (non-linéaires)</text:p>
      <text:p text:style-name="P4">3 point transformation Point à point linéaire, 4 point transfo projective.</text:p>
      <text:p text:style-name="P5"/>
      <text:p text:style-name="P5">O<text:span text:style-name="T5">bjectifs : </text:span></text:p>
      <text:p text:style-name="P4"><text:s text:c="19"/>-Traitement image skylearn </text:p>
      <text:p text:style-name="P4"><text:span text:style-name="T4"><text:s text:c="18"/>-Contrôle</text:span> kinect depuis python à voir !</text:p>
      <text:p text:style-name="P4"><text:s text:c="18"/>-<text:span text:style-name="T4">A faire cahier des charges+organigramme (que fait chaque fct)</text:span></text:p>
      <text:p text:style-name="P4"><text:s text:c="18"/>- <text:span text:style-name="T4">Créer git et utiliser git lab de TSP ou enregistrer depuis jupyter à faire valider (demander à </text:span><text:span text:style-name="T5">M.</text:span><text:span text:style-name="T4">Lallet et </text:span><text:span text:style-name="T5">M.</text:span><text:span text:style-name="T4">Ranc)</text:span></text:p>
      <text:p text:style-name="P7"><text:span text:style-name="T5"><text:s text:c="18"/>- Envoyer mail pour définir un rendez vo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7:45:22.125993305</meta:creation-date>
    <dc:date>2021-01-27T18:38:47.818642337</dc:date>
    <meta:editing-duration>PT12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213" meta:character-count="1431" meta:non-whitespace-character-count="1125"/>
  </office:meta>
</office:document-meta>
</file>